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fo:min-height="8.02cm"/>
    </style:style>
    <style:style style:name="gr3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draw:marker-start="Arrow" draw:marker-start-width="0.275cm" draw:marker-end="" draw:marker-end-width="0.37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4.38cm"/>
    </style:style>
    <style:style style:name="P1" style:family="paragraph">
      <style:paragraph-properties fo:text-align="center"/>
    </style:style>
    <style:style style:name="P2" style:family="paragraph">
      <style:text-properties style:font-name="Courier1" fo:font-size="14pt" style:font-size-asian="14pt" style:font-size-complex="14pt"/>
    </style:style>
    <style:style style:name="T1" style:family="text">
      <style:text-properties style:font-name="Courier1" fo:font-size="14pt" style:font-size-asian="14pt" style:font-size-complex="14pt"/>
    </style:style>
    <style:style style:name="T2" style:family="text">
      <style:text-properties style:font-name="DejaVu Sans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2cm" svg:height="4cm" svg:x="1.7cm" svg:y="7.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6cm" svg:height="8.27cm" svg:x="1.7cm" svg:y="4.1cm">
          <draw:text-box>
            <text:p><text:span text:style-name="T1"/></text:p>
            <text:p><text:span text:style-name="T1"/></text:p>
            <text:p><text:span text:style-name="T2">Ordre d’exécution des instructions</text:span></text:p>
            <text:p><text:span text:style-name="T1"/></text:p>
            <text:p><text:span text:style-name="T1">Principal</text:span></text:p>
            <text:p><text:span text:style-name="T1"/></text:p>
            <text:p><text:span text:style-name="T1">1 ...</text:span></text:p>
            <text:p><text:span text:style-name="T1">2 ...</text:span></text:p>
            <text:p><text:span text:style-name="T1">3 Appel de A</text:span></text:p>
            <text:p><text:span text:style-name="T1">4 ...</text:span></text:p>
            <text:p><text:span text:style-name="T1">5 ...</text:span></text:p>
            <text:p><text:span text:style-name="T1">6 Appel de B</text:span></text:p>
          </draw:text-box>
        </draw:frame>
        <draw:line draw:style-name="gr3" draw:text-style-name="P1" draw:layer="layout" svg:x1="5.6cm" svg:y1="9.5cm" svg:x2="9.1cm" svg:y2="5.6cm">
          <text:p/>
        </draw:line>
        <draw:line draw:style-name="gr3" draw:text-style-name="P1" draw:layer="layout" svg:x1="5.5cm" svg:y1="10.8cm" svg:x2="8.9cm" svg:y2="12.1cm">
          <text:p/>
        </draw:line>
        <draw:line draw:style-name="gr4" draw:text-style-name="P1" draw:layer="layout" svg:x1="5.7cm" svg:y1="9.5cm" svg:x2="9cm" svg:y2="7.4cm">
          <text:p/>
        </draw:line>
        <draw:line draw:style-name="gr4" draw:text-style-name="P1" draw:layer="layout" svg:x1="5.6cm" svg:y1="11.1cm" svg:x2="8.9cm" svg:y2="12.7cm">
          <text:p/>
        </draw:line>
        <draw:custom-shape draw:style-name="gr1" draw:text-style-name="P1" draw:layer="layout" svg:width="4.2cm" svg:height="2.9cm" svg:x="9.1cm" svg:y="4.9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4.3cm" svg:height="4.63cm" svg:x="9.1cm" svg:y="4cm">
          <draw:text-box>
            <text:p><text:span text:style-name="T1">Programme A</text:span></text:p>
            <text:p><text:span text:style-name="T1"/></text:p>
            <text:p><text:span text:style-name="T1">1 ...</text:span></text:p>
            <text:p><text:span text:style-name="T1">2 ...</text:span></text:p>
            <text:p><text:span text:style-name="T1">3 Appel de C</text:span></text:p>
            <text:p><text:span text:style-name="T1">4 ...</text:span></text:p>
            <text:p><text:span text:style-name="T1"/></text:p>
          </draw:text-box>
        </draw:frame>
        <draw:custom-shape draw:style-name="gr1" draw:text-style-name="P1" draw:layer="layout" svg:width="4.2cm" svg:height="2.9cm" svg:x="9.1cm" svg:y="10.47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4.3cm" svg:height="4.63cm" svg:x="9.1cm" svg:y="9.57cm">
          <draw:text-box>
            <text:p><text:span text:style-name="T1">Programme B</text:span></text:p>
            <text:p><text:span text:style-name="T1"/></text:p>
            <text:p><text:span text:style-name="T1">1 ...</text:span></text:p>
            <text:p><text:span text:style-name="T1">2 ...</text:span></text:p>
            <text:p><text:span text:style-name="T1">3 ...</text:span></text:p>
            <text:p><text:span text:style-name="T1">4 ...</text:span></text:p>
            <text:p><text:span text:style-name="T1"/></text:p>
          </draw:text-box>
        </draw:frame>
        <draw:custom-shape draw:style-name="gr1" draw:text-style-name="P1" draw:layer="layout" svg:width="4.2cm" svg:height="2.2cm" svg:x="16.3cm" svg:y="5.6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4.3cm" svg:height="4.63cm" svg:x="16.3cm" svg:y="4.7cm">
          <draw:text-box>
            <text:p><text:span text:style-name="T1">Programme C</text:span></text:p>
            <text:p><text:span text:style-name="T1"/></text:p>
            <text:p><text:span text:style-name="T1">1 ...</text:span></text:p>
            <text:p><text:span text:style-name="T1">2 ...</text:span></text:p>
            <text:p><text:span text:style-name="T1">3 ...</text:span></text:p>
            <text:p><text:span text:style-name="T1"/></text:p>
          </draw:text-box>
        </draw:frame>
        <draw:line draw:style-name="gr4" draw:text-style-name="P1" draw:layer="layout" svg:x1="13.2cm" svg:y1="6.8cm" svg:x2="16.2cm" svg:y2="7.3cm">
          <text:p/>
        </draw:line>
        <draw:line draw:style-name="gr3" draw:text-style-name="P1" draw:layer="layout" svg:x1="13.2cm" svg:y1="6.7cm" svg:x2="16.4cm" svg:y2="6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5T14:15:49.660306654</meta:creation-date>
    <meta:generator>LibreOffice/4.1.6.2$Linux_X86_64 LibreOffice_project/410m0$Build-2</meta:generator>
    <dc:date>2016-02-15T15:20:41.761784130</dc:date>
    <meta:editing-duration>PT46M4S</meta:editing-duration>
    <meta:editing-cycles>4</meta:editing-cycles>
    <meta:document-statistic meta:object-count="14"/>
  </office:meta>
</office:document-meta>
</file>